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0584" officeooo:paragraph-rsid="00140584"/>
    </style:style>
    <style:style style:name="P2" style:family="paragraph" style:parent-style-name="Standard">
      <style:text-properties officeooo:rsid="00156926" officeooo:paragraph-rsid="00156926"/>
    </style:style>
    <style:style style:name="P3" style:family="paragraph" style:parent-style-name="Standard">
      <style:text-properties officeooo:rsid="00156926" officeooo:paragraph-rsid="00161a0d"/>
    </style:style>
    <style:style style:name="P4" style:family="paragraph" style:parent-style-name="Standard">
      <style:text-properties officeooo:rsid="00161a0d" officeooo:paragraph-rsid="00161a0d"/>
    </style:style>
    <style:style style:name="P5" style:family="paragraph" style:parent-style-name="Standard">
      <style:text-properties officeooo:rsid="0018e1cf" officeooo:paragraph-rsid="0018e1cf"/>
    </style:style>
    <style:style style:name="P6" style:family="paragraph" style:parent-style-name="Standard">
      <style:text-properties officeooo:rsid="001adc56" officeooo:paragraph-rsid="001adc56"/>
    </style:style>
    <style:style style:name="P7" style:family="paragraph" style:parent-style-name="Standard">
      <style:text-properties officeooo:rsid="001c8d97" officeooo:paragraph-rsid="001c8d97"/>
    </style:style>
    <style:style style:name="P8" style:family="paragraph" style:parent-style-name="Standard">
      <style:text-properties officeooo:rsid="001d94d8" officeooo:paragraph-rsid="001d94d8"/>
    </style:style>
    <style:style style:name="P9" style:family="paragraph" style:parent-style-name="Standard">
      <style:text-properties officeooo:rsid="001dcafe" officeooo:paragraph-rsid="001dcafe"/>
    </style:style>
    <style:style style:name="P10" style:family="paragraph" style:parent-style-name="Standard">
      <style:text-properties officeooo:rsid="001dcafe" officeooo:paragraph-rsid="0022c3de"/>
    </style:style>
    <style:style style:name="P11" style:family="paragraph" style:parent-style-name="Standard">
      <style:text-properties officeooo:rsid="001f3cf8" officeooo:paragraph-rsid="001f3cf8"/>
    </style:style>
    <style:style style:name="P12" style:family="paragraph" style:parent-style-name="Standard">
      <style:text-properties officeooo:rsid="00220c03" officeooo:paragraph-rsid="00220c03"/>
    </style:style>
    <style:style style:name="P13" style:family="paragraph" style:parent-style-name="Standard">
      <style:text-properties officeooo:rsid="0022c3de" officeooo:paragraph-rsid="0022c3de"/>
    </style:style>
    <style:style style:name="T1" style:family="text">
      <style:text-properties officeooo:rsid="001418ee"/>
    </style:style>
    <style:style style:name="T2" style:family="text">
      <style:text-properties officeooo:rsid="00161a0d"/>
    </style:style>
    <style:style style:name="T3" style:family="text">
      <style:text-properties officeooo:rsid="0016bff0"/>
    </style:style>
    <style:style style:name="T4" style:family="text">
      <style:text-properties officeooo:rsid="0018e1cf"/>
    </style:style>
    <style:style style:name="T5" style:family="text">
      <style:text-properties officeooo:rsid="001a073e"/>
    </style:style>
    <style:style style:name="T6" style:family="text">
      <style:text-properties officeooo:rsid="001ab4b6"/>
    </style:style>
    <style:style style:name="T7" style:family="text">
      <style:text-properties officeooo:rsid="0022c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ub </text:p>
      <text:p text:style-name="P1"/>
      <text:p text:style-name="P1"/>
      <text:p text:style-name="P1">1. Argumenter sur la nécessité<text:tab/>d’utiliser <text:s/>un<text:tab/>gestionnaire<text:tab/>de version et<text:tab/>sur le choix de GIT.</text:p>
      <text:p text:style-name="P1"/>
      <text:p text:style-name="P1"/>
      <text:p text:style-name="P1">Un gestionnaire de version est un système qui enregistre l'évolution d'un fichier ou d'un ensemble de fichiers, <text:span text:style-name="T1">pour</text:span> qu'on puisse rappeler une version antérieure d'un fichier à tout moment. </text:p>
      <text:p text:style-name="P2"/>
      <text:p text:style-name="P3">Un <text:span text:style-name="T2">système</text:span> de gestion de version (VCS pour Version Control Systeme) permet de :</text:p>
      <text:p text:style-name="P3"/>
      <text:p text:style-name="P3"><text:span text:style-name="T5">R</text:span>amener un fichier a l’état précédents.</text:p>
      <text:p text:style-name="P4"><text:span text:style-name="T4">D</text:span>e voir les changements au cours du temps.</text:p>
      <text:p text:style-name="P4"><text:span text:style-name="T4">D</text:span>e voir qui a modifier quelque chose (par exemple une bout de code ) qui pourrait causer probl<text:span text:style-name="T3">è</text:span>me.</text:p>
      <text:p text:style-name="P5">Si on perd un fichier on peut revenir a la version précédent qui est sauvegarder.</text:p>
      <text:p text:style-name="P5"><text:span text:style-name="T6">G</text:span>arder l’historique de modification de leurs fichiers, ligne par ligne.</text:p>
      <text:p text:style-name="P6"/>
      <text:p text:style-name="P6"/>
      <text:p text:style-name="P6">2. Définir votre identité dans GIT<text:tab/>(github.com).</text:p>
      <text:p text:style-name="P12">d</text:p>
      <text:p text:style-name="P11">git<text:tab/>config<text:tab/>--global<text:tab/>user.name<text:tab/>username<text:tab/></text:p>
      <text:p text:style-name="P7"/>
      <text:p text:style-name="P7">Pseudo : balaka974</text:p>
      <text:p text:style-name="P7"/>
      <text:p text:style-name="P11">git<text:tab/>config<text:tab/>--global<text:tab/>user.email<text:tab/>email<text:tab/></text:p>
      <text:p text:style-name="P7"/>
      <text:p text:style-name="P7">mail : <text:a xlink:type="simple" xlink:href="mailto:julienbalaka@gmail.com" text:style-name="Internet_20_link" text:visited-style-name="Visited_20_Internet_20_Link">julienbalaka@gmail.com</text:a></text:p>
      <text:p text:style-name="P7"/>
      <text:p text:style-name="P8">3. Initialiser votre projet.<text:tab/></text:p>
      <text:p text:style-name="P6"/>
      <text:p text:style-name="P10"><text:span text:style-name="T7">Pour inisialiser un projet on utilise la commande </text:span></text:p>
      <text:p text:style-name="P10"/>
      <text:p text:style-name="P13">git init 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3:13.507134772</meta:creation-date>
    <dc:date>2018-09-24T10:54:11.995478050</dc:date>
    <meta:editing-duration>PT1H10M48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58" meta:character-count="961" meta:non-whitespace-character-count="815"/>
  </office:meta>
</office:document-meta>
</file>